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184eb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officeooo:paragraph-rsid="00184eb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06967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227e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0428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233810" officeooo:paragraph-rsid="00184ebe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84ebe" style:font-name-asian="Times New Roman" style:font-size-asian="10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84eb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84ebe"/>
    </style:style>
    <style:style style:name="P1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84ebe" style:font-size-asian="10pt" style:font-size-complex="10pt"/>
    </style:style>
    <style:style style:name="P19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84ebe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84ebe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84ebe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84ebe" style:font-size-asian="10pt" style:font-size-complex="10pt"/>
    </style:style>
    <style:style style:name="P2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06967" officeooo:paragraph-rsid="00184ebe" style:font-size-asian="10pt" style:font-size-complex="10pt"/>
    </style:style>
    <style:style style:name="P2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227e0" officeooo:paragraph-rsid="00184ebe" style:font-size-asian="10pt" style:font-size-complex="10pt"/>
    </style:style>
    <style:style style:name="P2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0428" officeooo:paragraph-rsid="00184ebe" style:font-size-asian="10pt" style:font-size-complex="10pt"/>
    </style:style>
    <style:style style:name="P2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233810" officeooo:paragraph-rsid="00184ebe" style:font-size-asian="10pt" style:font-size-complex="10pt"/>
    </style:style>
    <style:style style:name="P27" style:family="paragraph" style:parent-style-name="Preformatted_20_Text">
      <style:text-properties officeooo:paragraph-rsid="00184ebe"/>
    </style:style>
    <style:style style:name="P28" style:family="paragraph" style:parent-style-name="Preformatted_20_Text">
      <style:paragraph-properties fo:break-before="page"/>
      <style:text-properties officeooo:paragraph-rsid="00184ebe"/>
    </style:style>
    <style:style style:name="T1" style:family="text">
      <style:text-properties officeooo:rsid="00184ebe"/>
    </style:style>
    <style:style style:name="T2" style:family="text">
      <style:text-properties officeooo:rsid="001ba3d6"/>
    </style:style>
    <style:style style:name="T3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7" style:family="text">
      <style:text-properties officeooo:rsid="001d4898"/>
    </style:style>
    <style:style style:name="T8" style:family="text">
      <style:text-properties officeooo:rsid="002069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2">Diari d'activitats</text:p>
            <text:p text:style-name="P2"/>
            <text:p text:style-name="P3">Nom del projecte: <text:span text:style-name="T2">UlisesMap</text:span></text:p>
            <text:p text:style-name="P17"><text:span text:style-name="T3">Nom d</text:span><text:span text:style-name="T4">'</text:span><text:span text:style-name="T3">alumne</text:span><text:span text:style-name="T4">s</text:span><text:span text:style-name="T3">:</text:span><text:span text:style-name="T5"> </text:span><text:span text:style-name="T6">Oleksandr Dovbysh, Eli Navarro, Sheila Pérez</text:span></text:p>
            <text:p text:style-name="P4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">Data</text:p>
          </table:table-cell>
          <table:table-cell table:style-name="Taula1.A2" office:value-type="string">
            <text:p text:style-name="P2">Temps emprat (hores)</text:p>
          </table:table-cell>
          <table:table-cell table:style-name="Taula1.C2" office:value-type="string">
            <text:p text:style-name="P2">Descripció de la tasca</text:p>
          </table:table-cell>
        </table:table-row>
        <table:table-row table:style-name="Taula1.1">
          <table:table-cell table:style-name="Taula1.A3" office:value-type="string">
            <text:p text:style-name="P5">22-abril</text:p>
          </table:table-cell>
          <table:table-cell table:style-name="Taula1.A3" office:value-type="string">
            <text:p text:style-name="P5">4h</text:p>
          </table:table-cell>
          <table:table-cell table:style-name="Taula1.C3" office:value-type="string">
            <text:p text:style-name="P6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6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8">Programar activitats inicials.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9">Fer llista punts d'interè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connexió base de dad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7">25-abril</text:p>
          </table:table-cell>
          <table:table-cell table:style-name="Taula1.A2" office:value-type="string">
            <text:p text:style-name="P7">1h</text:p>
          </table:table-cell>
          <table:table-cell table:style-name="Taula1.C2" office:value-type="string">
            <text:p text:style-name="P19">Crear activitat llista de punts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8">28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20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8">29-abril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20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0"><text:span text:style-name="T7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9">30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9">2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5">3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1">Afegir punts <text:span text:style-name="T8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1">Crear JUnit test del clientLoggin</text:p>
          </table:table-cell>
        </table:table-row>
        <table:table-row table:style-name="Taula1.1">
          <table:table-cell table:style-name="Taula1.A2" office:value-type="string">
            <text:p text:style-name="P9">5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21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21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1">Crear Junit test del converti<text:span text:style-name="T8">do</text:span> de StringJSON-JSONString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21">Afegir punts a la base de dades</text:p>
          </table:table-cell>
        </table:table-row>
        <table:table-row table:style-name="Taula1.1">
          <table:table-cell table:style-name="Taula1.A2" office:value-type="string">
            <text:p text:style-name="P9">6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22">Habilitar les <text:span text:style-name="T8">diferents</text:span> opcions de l'activitat Loggin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3h</text:p>
          </table:table-cell>
          <table:table-cell table:style-name="Taula1.C2" office:value-type="string">
            <text:p text:style-name="P22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2">Habilita opció de veure rutes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22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10">7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22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22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2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0">5h</text:p>
          </table:table-cell>
          <table:table-cell table:style-name="Taula1.C2" office:value-type="string">
            <text:p text:style-name="P22">Habilita la opció de poder escollir rutes i punts <text:span text:style-name="T8">d'interès</text:span>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10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2">Afegir ciutats i punts <text:span text:style-name="T8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àrrega llista de punts des de base de dades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Inserir usuari des de l'activitat de registr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Afegir opció de recordar nom d'usuari i contrasenya.</text:p>
          </table:table-cell>
        </table:table-row>
        <table:table-row table:style-name="Taula1.1">
          <table:table-cell table:style-name="Taula1.A2" office:value-type="string">
            <text:p text:style-name="P11">9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àrrega les imatges de la llista de la base de dades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23">Corregir errors de la base de dades de la ruta de la imatge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23">Afegir imatge de càrrega.</text:p>
          </table:table-cell>
        </table:table-row>
        <table:table-row table:style-name="Taula1.1">
          <table:table-cell table:style-name="Taula1.A2" office:value-type="string">
            <text:p text:style-name="P11">12-maig</text:p>
          </table:table-cell>
          <table:table-cell table:style-name="Taula1.A2" office:value-type="string">
            <text:p text:style-name="P11">3h </text:p>
          </table:table-cell>
          <table:table-cell table:style-name="Taula1.C2" office:value-type="string">
            <text:p text:style-name="P23">Acabar activitat de login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Inserir comentaris o/i valoracions connectant l'activitat al servlet.</text:p>
          </table:table-cell>
        </table:table-row>
        <table:table-row table:style-name="Taula1.1">
          <table:table-cell table:style-name="Taula1.A2" office:value-type="string">
            <text:p text:style-name="P11">13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23">Cer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fegir escoltadors a la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Buscar informació sobre l'edició de ListView.</text:p>
          </table:table-cell>
        </table:table-row>
        <table:table-row table:style-name="Taula1.1">
          <table:table-cell table:style-name="Taula1.A2" office:value-type="string">
            <text:p text:style-name="P12">14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cabar de millorar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3h</text:p>
          </table:table-cell>
          <table:table-cell table:style-name="Taula1.C2" office:value-type="string">
            <text:p text:style-name="P24">Afegir enllaç a la url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1h</text:p>
          </table:table-cell>
          <table:table-cell table:style-name="Taula1.C2" office:value-type="string">
            <text:p text:style-name="P24">Afegir dialèg d'informació a la ListView dels punts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5h</text:p>
          </table:table-cell>
          <table:table-cell table:style-name="Taula1.C2" office:value-type="string">
            <text:p text:style-name="P24">Dissenyar una vista no predeterminada de la listview de punts.</text:p>
          </table:table-cell>
        </table:table-row>
        <table:table-row table:style-name="Taula1.1">
          <table:table-cell table:style-name="Taula1.A2" office:value-type="string">
            <text:p text:style-name="P12">15-maig</text:p>
          </table:table-cell>
          <table:table-cell table:style-name="Taula1.A2" office:value-type="string">
            <text:p text:style-name="P12">6h</text:p>
          </table:table-cell>
          <table:table-cell table:style-name="Taula1.C2" office:value-type="string">
            <text:p text:style-name="P24">Corregir errors de la opció de inserir comentaris i/o valoracions.</text:p>
          </table:table-cell>
        </table:table-row>
        <table:table-row table:style-name="Taula1.1">
          <table:table-cell table:style-name="Taula1.A2" office:value-type="string">
            <text:p text:style-name="P13">16-maig</text:p>
          </table:table-cell>
          <table:table-cell table:style-name="Taula1.A2" office:value-type="string">
            <text:p text:style-name="P13">4h</text:p>
          </table:table-cell>
          <table:table-cell table:style-name="Taula1.C2" office:value-type="string">
            <text:p text:style-name="P25">Editar vista de listView part gràfica de punts i rutes.</text:p>
          </table:table-cell>
        </table:table-row>
        <table:table-row table:style-name="Taula1.1">
          <table:table-cell table:style-name="Taula1.A2" office:value-type="string">
            <text:p text:style-name="P14">18-maig</text:p>
          </table:table-cell>
          <table:table-cell table:style-name="Taula1.A2" office:value-type="string">
            <text:p text:style-name="P14">4h</text:p>
          </table:table-cell>
          <table:table-cell table:style-name="Taula1.C2" office:value-type="string">
            <text:p text:style-name="P26">Fer ruta per Barcelona recollint coordenades i fent fotografi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Solucionar error de base de dades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Factoritzar la listView treien bucle.</text:p>
          </table:table-cell>
        </table:table-row>
        <table:table-row table:style-name="Taula1.1">
          <table:table-cell table:style-name="Taula1.A2" office:value-type="string">
            <text:p text:style-name="P14">19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Canviar dimensió d'algunes imatges que donaven error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Afegir animació a l'activitat d'inici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4"/>
          </table:table-cell>
          <table:table-cell table:style-name="Taula1.C2" office:value-type="string">
            <text:p text:style-name="P26">Afegir fotografia a la llista de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Corregir errors de les rut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Afegir punts d'interès a la base de dades.</text:p>
          </table:table-cell>
        </table:table-row>
        <table:table-row table:style-name="Taula1.1">
          <table:table-cell table:style-name="Taula1.A2" office:value-type="string">
            <text:p text:style-name="P14">20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Generar diagrama de UML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Començar javadoc de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Començar Javadoc de clien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Fer el readme del servlet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Fer diagrama de casos d'us</text:p>
          </table:table-cell>
        </table:table-row>
        <table:table-row table:style-name="Taula1.1">
          <table:table-cell table:style-name="Taula1.A2" office:value-type="string">
            <text:p text:style-name="P14">21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Fer javadoc de les classes de model del client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Acabar javadoc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14"/>
          </table:table-cell>
          <table:table-cell table:style-name="Taula1.C2" office:value-type="string">
            <text:p text:style-name="P26">Corregir errors dels submenu d'opcions.</text:p>
          </table:table-cell>
        </table:table-row>
        <table:table-row table:style-name="Taula1.1">
          <table:table-cell table:style-name="Taula1.A2" office:value-type="string">
            <text:p text:style-name="P14">22-maig</text:p>
          </table:table-cell>
          <table:table-cell table:style-name="Taula1.A2" office:value-type="string">
            <text:p text:style-name="P10"/>
          </table:table-cell>
          <table:table-cell table:style-name="Taula1.C2" office:value-type="string">
            <text:p text:style-name="P26">Revisar codi.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3T16:20:29.385991427</dc:date>
    <meta:document-statistic meta:table-count="1" meta:image-count="0" meta:object-count="0" meta:page-count="2" meta:paragraph-count="206" meta:word-count="700" meta:character-count="4096" meta:non-whitespace-character-count="3599"/>
    <meta:generator>LibreOffice/4.1.0.0.beta2$Linux_X86_64 LibreOffice_project/410$Build-0</meta:generator>
  </office:meta>
</office:document-meta>
</file>